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odeIteratorImpl.remov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deIteratorImpl.nextN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deIteratorImpl.getPosi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deIteratorImpl.getScoreNod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deIteratorImpl.get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deIteratorImpl.skip( long skipNum )</text:p>
          </table:table-cell>
          <table:table-cell office:value-type="float" office:value="4">
            <text:p text:style-name="Table_20_Contents">4</text:p>
          </table:table-cell>
          <table:table-cell office:value-type="float" office:value="6">
            <text:p text:style-name="Table_20_Contents">6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NodeIteratorImpl.hasN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deIteratorImpl.nextNodeImpl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NodeIteratorImpl.n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NodeIteratorImpl.NodeIteratorImpl( ItemManager itemMgr , ScoreNode [ ] [ ] scoreNodes , int selector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NodeIteratorImpl.getScor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NodeIteratorImpl.fetchNext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9">
            <text:p text:style-name="Table_20_Contents">9</text:p>
          </table:table-cell>
          <table:table-cell office:value-type="float" office:value="14">
            <text:p text:style-name="Table_20_Contents">1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